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ellipse draw:style-name="gr1" draw:text-style-name="P1" xml:id="id1" draw:id="id1" draw:layer="layout" svg:width="4.9cm" svg:height="3.7cm" svg:x="28.5cm" svg:y="21cm">
          <text:p text:style-name="P1">REST service</text:p>
          <text:p text:style-name="P1"><text:s/>Springboot</text:p>
        </draw:ellipse>
        <draw:ellipse draw:style-name="gr1" draw:text-style-name="P1" xml:id="id2" draw:id="id2" draw:layer="layout" svg:width="2.6cm" svg:height="2.1cm" svg:x="26.3cm" svg:y="13cm">
          <text:p text:style-name="P1">Suitable </text:p>
          <text:p text:style-name="P1">actions</text:p>
        </draw:ellipse>
        <draw:ellipse draw:style-name="gr1" draw:text-style-name="P1" xml:id="id10" draw:id="id10" draw:layer="layout" svg:width="2.6cm" svg:height="2.1cm" svg:x="33.1cm" svg:y="13.8cm">
          <text:p text:style-name="P1">Caching</text:p>
        </draw:ellipse>
        <draw:ellipse draw:style-name="gr1" draw:text-style-name="P1" xml:id="id3" draw:id="id3" draw:layer="layout" svg:width="3.7cm" svg:height="3cm" svg:x="20.8cm" svg:y="16.3cm">
          <text:p text:style-name="P1">Redirection </text:p>
          <text:p text:style-name="P1">and </text:p>
          <text:p text:style-name="P1">forwarding</text:p>
        </draw:ellipse>
        <draw:ellipse draw:style-name="gr1" draw:text-style-name="P1" xml:id="id9" draw:id="id9" draw:layer="layout" svg:width="3.7cm" svg:height="3cm" svg:x="38.1cm" svg:y="16.5cm">
          <text:p text:style-name="P1">Security </text:p>
          <text:p text:style-name="P1">(encryption </text:p>
          <text:p text:style-name="P1">and authentication)</text:p>
        </draw:ellipse>
        <draw:ellipse draw:style-name="gr1" draw:text-style-name="P1" xml:id="id4" draw:id="id4" draw:layer="layout" svg:width="3.7cm" svg:height="3cm" svg:x="18.6cm" svg:y="22.6cm">
          <text:p text:style-name="P1">Backwards </text:p>
          <text:p text:style-name="P1">Compatible</text:p>
          <text:p text:style-name="P1"><text:s/>APIs</text:p>
        </draw:ellipse>
        <draw:ellipse draw:style-name="gr1" draw:text-style-name="P1" xml:id="id5" draw:id="id5" draw:layer="layout" svg:width="3.7cm" svg:height="3cm" svg:x="19.9cm" svg:y="27.1cm">
          <text:p text:style-name="P1">Evolvable</text:p>
          <text:p text:style-name="P1"><text:s/>APIs</text:p>
        </draw:ellipse>
        <draw:ellipse draw:style-name="gr1" draw:text-style-name="P1" xml:id="id6" draw:id="id6" draw:layer="layout" svg:width="3.7cm" svg:height="3cm" svg:x="35.1cm" svg:y="31.6cm">
          <text:p text:style-name="P1">Scaleable</text:p>
          <text:p text:style-name="P1">services</text:p>
        </draw:ellipse>
        <draw:ellipse draw:style-name="gr1" draw:text-style-name="P1" xml:id="id7" draw:id="id7" draw:layer="layout" svg:width="3.7cm" svg:height="3cm" svg:x="36.6cm" svg:y="26cm">
          <text:p text:style-name="P1">Securable</text:p>
          <text:p text:style-name="P1">services</text:p>
        </draw:ellipse>
        <draw:ellipse draw:style-name="gr1" draw:text-style-name="P1" xml:id="id8" draw:id="id8" draw:layer="layout" svg:width="4.5cm" svg:height="3.7cm" svg:x="39.5cm" svg:y="22cm">
          <text:p text:style-name="P1">A spectrum </text:p>
          <text:p text:style-name="P1">of stateless </text:p>
          <text:p text:style-name="P1">To stateful </text:p>
          <text:p text:style-name="P1">services</text:p>
        </draw:ellipse>
        <draw:connector draw:style-name="gr2" draw:text-style-name="P1" draw:layer="layout" svg:x1="30.95cm" svg:y1="21cm" svg:x2="27.6cm" svg:y2="15.1cm" draw:start-shape="id1" draw:end-shape="id2" draw:end-glue-point="2" svg:d="M30950 21000v-2950h-3350v-2950">
          <text:p/>
        </draw:connector>
        <draw:connector draw:style-name="gr2" draw:text-style-name="P1" draw:layer="layout" svg:x1="28.5cm" svg:y1="22.85cm" svg:x2="24.5cm" svg:y2="17.8cm" draw:start-shape="id1" draw:end-shape="id3" svg:d="M28500 22850h-2000v-5050h-2000">
          <text:p/>
        </draw:connector>
        <draw:connector draw:style-name="gr2" draw:text-style-name="P1" draw:layer="layout" svg:x1="28.5cm" svg:y1="22.85cm" svg:x2="22.3cm" svg:y2="24.1cm" draw:start-shape="id1" draw:end-shape="id4" svg:d="M28500 22850h-3100v1250h-3100">
          <text:p/>
        </draw:connector>
        <draw:connector draw:style-name="gr2" draw:text-style-name="P1" draw:layer="layout" svg:x1="28.5cm" svg:y1="22.85cm" svg:x2="23.6cm" svg:y2="28.6cm" draw:start-shape="id1" draw:end-shape="id5" svg:d="M28500 22850h-2450v5750h-2450">
          <text:p/>
        </draw:connector>
        <draw:connector draw:style-name="gr2" draw:text-style-name="P1" draw:layer="layout" svg:x1="33.4cm" svg:y1="22.85cm" svg:x2="35.1cm" svg:y2="33.1cm" draw:start-shape="id1" draw:end-shape="id6" svg:d="M33400 22850h850v10250h850">
          <text:p/>
        </draw:connector>
        <draw:connector draw:style-name="gr2" draw:text-style-name="P1" draw:layer="layout" svg:x1="33.4cm" svg:y1="22.85cm" svg:x2="36.6cm" svg:y2="27.5cm" draw:start-shape="id1" draw:end-shape="id7" svg:d="M33400 22850h1600v4650h1600">
          <text:p/>
        </draw:connector>
        <draw:connector draw:style-name="gr2" draw:text-style-name="P1" draw:layer="layout" svg:x1="33.4cm" svg:y1="22.85cm" svg:x2="39.5cm" svg:y2="23.85cm" draw:start-shape="id1" draw:end-shape="id8" svg:d="M33400 22850h3050v1000h3050">
          <text:p/>
        </draw:connector>
        <draw:connector draw:style-name="gr2" draw:text-style-name="P1" draw:layer="layout" svg:x1="33.4cm" svg:y1="22.85cm" svg:x2="38.1cm" svg:y2="18cm" draw:start-shape="id1" draw:end-shape="id9" svg:d="M33400 22850h1919v-4850h2781">
          <text:p/>
        </draw:connector>
        <draw:connector draw:style-name="gr2" draw:text-style-name="P1" draw:layer="layout" svg:x1="30.95cm" svg:y1="21cm" svg:x2="34.4cm" svg:y2="15.9cm" draw:start-shape="id1" draw:end-shape="id10" svg:d="M30950 21000v-2550h3450v-2550">
          <text:p/>
        </draw:connector>
        <draw:ellipse draw:style-name="gr1" draw:text-style-name="P1" xml:id="id13" draw:id="id13" draw:layer="layout" svg:width="2.6cm" svg:height="2.1cm" svg:x="30.9cm" svg:y="34cm">
          <text:p text:style-name="P1">While</text:p>
          <text:p text:style-name="P1">Leveraging</text:p>
          <text:p text:style-name="P1">the stackless</text:p>
          <text:p text:style-name="P1"><text:s/>features of</text:p>
          <text:p text:style-name="P1"><text:s/>REST</text:p>
        </draw:ellipse>
        <draw:ellipse draw:style-name="gr1" draw:text-style-name="P1" xml:id="id11" draw:id="id11" draw:layer="layout" svg:width="4.1cm" svg:height="3cm" svg:x="24.2cm" svg:y="30.9cm">
          <text:p text:style-name="P1">RPC </text:p>
          <text:p text:style-name="P1">( llamada a </text:p>
          <text:p text:style-name="P1">Procedimiento</text:p>
          <text:p text:style-name="P1"><text:s/>remoto )</text:p>
        </draw:ellipse>
        <draw:ellipse draw:style-name="gr1" draw:text-style-name="P1" xml:id="id12" draw:id="id12" draw:layer="layout" svg:width="4.1cm" svg:height="3cm" svg:x="20.6cm" svg:y="35.3cm">
          <text:p text:style-name="P1">no está </text:p>
          <text:p text:style-name="P1">controlado por</text:p>
          <text:p text:style-name="P1"><text:s/>hipertexto</text:p>
        </draw:ellipse>
        <draw:connector draw:style-name="gr2" draw:text-style-name="P1" draw:layer="layout" svg:x1="30.95cm" svg:y1="24.7cm" svg:x2="26.25cm" svg:y2="30.9cm" draw:start-shape="id1" draw:end-shape="id11" svg:d="M30950 24700v3100h-4700v3100">
          <text:p/>
        </draw:connector>
        <draw:connector draw:style-name="gr2" draw:text-style-name="P1" draw:layer="layout" svg:x1="26.25cm" svg:y1="33.9cm" svg:x2="22.65cm" svg:y2="35.3cm" draw:start-shape="id11" draw:start-glue-point="2" draw:end-shape="id12" svg:d="M26250 33900v700h-3600v700">
          <text:p/>
        </draw:connector>
        <draw:connector draw:style-name="gr2" draw:text-style-name="P1" draw:layer="layout" svg:x1="30.95cm" svg:y1="24.7cm" svg:x2="32.2cm" svg:y2="34cm" draw:start-shape="id1" draw:end-shape="id13" draw:end-glue-point="0" svg:d="M30950 24700v4344h1250v4956">
          <text:p/>
        </draw:connector>
        <draw:ellipse draw:style-name="gr1" draw:text-style-name="P1" xml:id="id14" draw:id="id14" draw:layer="layout" svg:width="2.6cm" svg:height="2.1cm" svg:x="29.6cm" svg:y="11.6cm">
          <text:p text:style-name="P1">Roy </text:p>
          <text:p text:style-name="P1">Fielding</text:p>
        </draw:ellipse>
        <draw:connector draw:style-name="gr2" draw:text-style-name="P1" draw:layer="layout" svg:x1="30.95cm" svg:y1="21cm" svg:x2="30.9cm" svg:y2="13.7cm" draw:start-shape="id1" draw:end-shape="id14" draw:end-glue-point="2" svg:d="M30950 21000v-3650h-50v-3650">
          <text:p/>
        </draw:connector>
      </draw:page>
      <draw:page draw:name="page2" draw:style-name="dp1" draw:master-page-name="Predeterminado">
        <draw:ellipse draw:style-name="gr1" draw:text-style-name="P1" xml:id="id17" draw:id="id17" draw:layer="layout" svg:width="2.6cm" svg:height="2.1cm" svg:x="6.3cm" svg:y="6.9cm">
          <text:p text:style-name="P1">specs</text:p>
        </draw:ellipse>
        <draw:ellipse draw:style-name="gr1" draw:text-style-name="P1" xml:id="id16" draw:id="id16" draw:layer="layout" svg:width="2.6cm" svg:height="2.1cm" svg:x="14cm" svg:y="7.7cm">
          <text:p text:style-name="P1">hence</text:p>
        </draw:ellipse>
        <draw:ellipse draw:style-name="gr1" draw:text-style-name="P1" xml:id="id15" draw:id="id15" draw:layer="layout" svg:width="2.6cm" svg:height="2.1cm" svg:x="14.4cm" svg:y="13cm">
          <text:p>bogged</text:p>
        </draw:ellipse>
        <draw:ellipse draw:style-name="gr1" draw:text-style-name="P1" xml:id="id18" draw:id="id18" draw:layer="layout" svg:width="2.6cm" svg:height="2.1cm" svg:x="4.6cm" svg:y="14.4cm">
          <text:p>fingertips</text:p>
        </draw:ellipse>
        <draw:connector draw:style-name="gr2" draw:text-style-name="P1" draw:layer="layout" svg:x1="15.7cm" svg:y1="13cm" svg:x2="15.3cm" svg:y2="9.8cm" draw:start-shape="id15" draw:start-glue-point="0" draw:end-shape="id16" draw:end-glue-point="2" svg:d="M15700 13000v-1600h-400v-1600">
          <text:p/>
        </draw:connector>
        <draw:connector draw:style-name="gr2" draw:text-style-name="P1" draw:layer="layout" svg:x1="14cm" svg:y1="8.75cm" svg:x2="8.9cm" svg:y2="7.95cm" draw:start-shape="id16" draw:start-glue-point="3" draw:end-shape="id17" draw:end-glue-point="1" svg:d="M14000 8750h-2550v-800h-2550">
          <text:p/>
        </draw:connector>
        <draw:connector draw:style-name="gr2" draw:text-style-name="P1" draw:layer="layout" svg:x1="5.9cm" svg:y1="14.4cm" svg:x2="7.6cm" svg:y2="9cm" draw:start-shape="id18" draw:end-shape="id17" svg:d="M5900 14400v-2700h1700v-2700">
          <text:p/>
        </draw:connector>
        <draw:connector draw:style-name="gr2" draw:text-style-name="P1" draw:layer="layout" svg:x1="7.2cm" svg:y1="15.45cm" svg:x2="14.4cm" svg:y2="14.05cm" draw:start-shape="id18" draw:end-shape="id15" svg:d="M7200 15450h3602v-1400h3598">
          <text:p/>
        </draw:connector>
        <draw:connector draw:style-name="gr2" draw:text-style-name="P1" draw:layer="layout" svg:x1="14cm" svg:y1="8.75cm" svg:x2="7.2cm" svg:y2="15.45cm" draw:start-shape="id16" draw:end-shape="id18" draw:end-glue-point="1" svg:d="M14000 8750h-3398v6700h-3402">
          <text:p/>
        </draw:connector>
        <draw:connector draw:style-name="gr2" draw:text-style-name="P1" draw:layer="layout" svg:x1="14.4cm" svg:y1="14.05cm" svg:x2="8.9cm" svg:y2="7.95cm" draw:start-shape="id15" draw:end-shape="id17" svg:d="M14400 14050h-2750v-6100h-2750">
          <text:p/>
        </draw:connector>
        <draw:ellipse draw:style-name="gr1" draw:text-style-name="P1" draw:layer="layout" svg:width="2.6cm" svg:height="2.1cm" svg:x="15.1cm" svg:y="17.6cm">
          <text:p text:style-name="P2">knit</text:p>
        </draw:ellipse>
        <draw:ellipse draw:style-name="gr1" draw:text-style-name="P1" draw:layer="layout" svg:width="2.6cm" svg:height="2.1cm" svg:x="5cm" svg:y="19.8cm">
          <text:p text:style-name="P2">Despite</text:p>
        </draw:ellipse>
      </draw:page>
      <draw:page draw:name="page3" draw:style-name="dp1" draw:master-page-name="Predeterminado">
        <draw:ellipse draw:style-name="gr1" draw:text-style-name="P1" draw:layer="layout" svg:width="3.3cm" svg:height="2.4cm" svg:x="15.1cm" svg:y="17.6cm">
          <text:p text:style-name="P2">Employee</text:p>
          <text:p text:style-name="P2">Repository</text:p>
        </draw:ellipse>
        <draw:ellipse draw:style-name="gr1" draw:text-style-name="P1" draw:layer="layout" svg:width="3.3cm" svg:height="2.4cm" svg:x="11.9cm" svg:y="11.1cm">
          <text:p text:style-name="P2">Employee</text:p>
        </draw:ellipse>
        <draw:ellipse draw:style-name="gr1" draw:text-style-name="P1" draw:layer="layout" svg:width="3.3cm" svg:height="2.4cm" svg:x="26.4cm" svg:y="9.7cm">
          <text:p text:style-name="P2">Employee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.7cm" fo:page-height="6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3-24T00:37:02.52</meta:creation-date>
    <meta:editing-duration>PT22H14M47S</meta:editing-duration>
    <meta:editing-cycles>2</meta:editing-cycles>
    <meta:generator>OpenOffice/4.1.9$Win32 OpenOffice.org_project/419m1$Build-9805</meta:generator>
    <meta:initial-creator>Josema Gonzalez</meta:initial-creator>
    <dc:date>2024-03-24T22:17:01.14</dc:date>
    <dc:creator>Josema Gonzalez</dc:creator>
    <meta:document-statistic meta:object-count="42"/>
  </office:meta>
</office:document-meta>
</file>